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hello-world<text:line-break/>Hello World repository for Git tutorial<text:line-break/>This is an example repository for the Git tutoial on https://www.w3schools.com<text:line-break/><text:line-break/>This repository is built step by step in the tutorial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6:49:32.008436720</meta:creation-date>
    <dc:date>2024-07-11T16:49:44.990669768</dc:date>
    <meta:editing-duration>PT13S</meta:editing-duration>
    <meta:editing-cycles>1</meta:editing-cycles>
    <meta:document-statistic meta:table-count="0" meta:image-count="0" meta:object-count="0" meta:page-count="1" meta:paragraph-count="1" meta:word-count="29" meta:character-count="189" meta:non-whitespace-character-count="159"/>
    <meta:generator>LibreOffice/24.2.3.2$Linux_X86_64 LibreOffice_project/420$Build-2</meta:generator>
  </office:meta>
</office:document-meta>
</file>